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9" style:family="paragraph" style:parent-style-name="Standard">
      <style:text-properties fo:color="#000000" style:font-name="FreeMono" fo:font-size="10.5pt" fo:font-weight="bold" text:paragraph-rsid="001691e4" style:font-size-asian="10.5pt" style:font-weight-asian="bold" style:font-name-complex="FreeMono" style:font-size-complex="10.5pt"/>
    </style:style>
    <style:style style:name="P2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21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22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23" style:family="paragraph" style:parent-style-name="Standard">
      <style:text-properties fo:color="#000000" style:font-name="FreeMono" fo:font-weight="bold" text:paragraph-rsid="00193bea" style:font-weight-asian="bold" style:font-name-complex="FreeMono" style:font-weight-complex="bold"/>
    </style:style>
    <style:style style:name="P24" style:family="paragraph" style:parent-style-name="Standard">
      <style:text-properties fo:color="#ff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25" style:family="paragraph" style:parent-style-name="Standard">
      <style:text-properties fo:color="#ff0000" style:font-name="FreeMono" fo:font-size="10.5pt" fo:font-weight="bold" text:paragraph-rsid="001e23f8" style:font-size-asian="10.5pt" style:font-weight-asian="bold" style:font-name-complex="FreeMono" style:font-size-complex="10.5pt"/>
    </style:style>
    <style:style style:name="P26" style:family="paragraph" style:parent-style-name="Standard">
      <style:text-properties fo:color="#ff0000" style:font-name="FreeMono" fo:font-size="10.5pt" fo:font-weight="bold" text:paragraph-rsid="00193bea" style:font-size-asian="9.14999961853027pt" style:font-weight-asian="bold" style:font-name-complex="FreeMono" style:font-size-complex="10.5pt" style:font-weight-complex="bold"/>
    </style:style>
    <style:style style:name="P27" style:family="paragraph" style:parent-style-name="Standard">
      <style:text-properties fo:color="#ff0000" style:font-name="FreeMono" fo:font-size="10.5pt" fo:font-weight="bold" text:paragraph-rsid="0019bb45" style:font-size-asian="9.14999961853027pt" style:font-weight-asian="bold" style:font-name-complex="FreeMono" style:font-size-complex="10.5pt" style:font-weight-complex="bold"/>
    </style:style>
    <style:style style:name="P28" style:family="paragraph" style:parent-style-name="Standard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29" style:family="paragraph" style:parent-style-name="Standard">
      <style:text-properties fo:color="#ff0000" style:font-name="FreeMono" fo:font-size="10.5pt" fo:font-weight="normal" text:paragraph-rsid="001a302f" style:font-size-asian="10.5pt" style:font-weight-asian="normal" style:font-name-complex="FreeMono" style:font-size-complex="10.5pt" style:font-weight-complex="normal"/>
    </style:style>
    <style:style style:name="P30" style:family="paragraph" style:parent-style-name="Standard">
      <style:text-properties fo:color="#ff0000" style:font-name="FreeMono" fo:font-size="10.5pt" fo:font-weight="normal" text:paragraph-rsid="001a3373" style:font-size-asian="10.5pt" style:font-weight-asian="normal" style:font-name-complex="FreeMono" style:font-size-complex="10.5pt" style:font-weight-complex="normal"/>
    </style:style>
    <style:style style:name="P31" style:family="paragraph" style:parent-style-name="Standard">
      <style:text-properties fo:color="#ff0000" style:font-name="FreeMono" fo:font-size="10.5pt" fo:font-weight="normal" text:paragraph-rsid="0019bb45" style:font-size-asian="10.5pt" style:font-weight-asian="normal" style:font-name-complex="FreeMono" style:font-size-complex="10.5pt" style:font-weight-complex="normal"/>
    </style:style>
    <style:style style:name="P32" style:family="paragraph" style:parent-style-name="Standard">
      <style:text-properties fo:color="#ff0000" style:font-name="FreeMono" fo:font-weight="bold" text:paragraph-rsid="00193bea" style:font-weight-asian="bold" style:font-name-complex="FreeMono" style:font-weight-complex="bold"/>
    </style:style>
    <style:style style:name="P33" style:family="paragraph" style:parent-style-name="Standard">
      <style:text-properties fo:color="#ff0000" style:font-name="FreeMono" fo:font-weight="bold" text:paragraph-rsid="0019bb45" style:font-weight-asian="bold" style:font-name-complex="FreeMono" style:font-weight-complex="bold"/>
    </style:style>
    <style:style style:name="P34" style:family="paragraph" style:parent-style-name="Standard">
      <style:text-properties fo:color="#ff0000" style:font-name="FreeMono" fo:font-size="10.5pt" text:paragraph-rsid="001e23f8" style:font-size-asian="10.5pt" style:font-size-complex="10.5pt"/>
    </style:style>
    <style:style style:name="P35" style:family="paragraph" style:parent-style-name="Standard">
      <style:text-properties fo:color="#ff0000" style:font-name="FreeMono" fo:font-size="10.5pt" fo:font-weight="bold" text:paragraph-rsid="001691e4" style:font-size-asian="10.5pt" style:font-weight-asian="bold" style:font-name-complex="FreeMono" style:font-size-complex="10.5pt"/>
    </style:style>
    <style:style style:name="P36" style:family="paragraph" style:parent-style-name="Standard">
      <style:text-properties fo:color="#ff0000" style:font-name="FreeMono" fo:font-size="10.5pt" fo:font-weight="bold" text:paragraph-rsid="0018d0ca" style:font-size-asian="10.5pt" style:font-weight-asian="bold" style:font-name-complex="FreeMono" style:font-size-complex="10.5pt"/>
    </style:style>
    <style:style style:name="P37" style:family="paragraph" style:parent-style-name="Standard">
      <style:text-properties fo:color="#ff0000" style:font-name="FreeMono" fo:font-size="10.5pt" fo:font-weight="bold" text:paragraph-rsid="001754f1" style:font-size-asian="10.5pt" style:font-weight-asian="bold" style:font-name-complex="FreeMono" style:font-size-complex="10.5pt"/>
    </style:style>
    <style:style style:name="P38" style:family="paragraph" style:parent-style-name="Standard">
      <style:text-properties fo:color="#ff0000" style:font-name="FreeMono" fo:font-size="10.5pt" fo:font-weight="bold" text:paragraph-rsid="001e23f8" style:font-size-asian="10.5pt" style:font-weight-asian="bold" style:font-name-complex="FreeMono" style:font-size-complex="10.5pt"/>
    </style:style>
    <style:style style:name="P39" style:family="paragraph" style:parent-style-name="Standard">
      <style:text-properties text:paragraph-rsid="0018d0ca"/>
    </style:style>
    <style:style style:name="P40" style:family="paragraph" style:parent-style-name="Standard">
      <style:text-properties style:use-window-font-color="true" style:font-name="FreeMono" fo:font-size="10.5pt" text:paragraph-rsid="001691e4" style:font-size-asian="10.5pt" style:font-size-complex="10.5pt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text:paragraph-rsid="001c4851"/>
    </style:style>
    <style:style style:name="P43" style:family="paragraph" style:parent-style-name="Standard">
      <style:text-properties text:paragraph-rsid="001c6afc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5" style:family="text">
      <style:text-properties fo:color="#00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6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7" style:family="text">
      <style:text-properties fo:color="#00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8" style:family="text">
      <style:text-properties fo:color="#00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style:font-size-asian="10.5pt" style:font-name-complex="FreeMono" style:font-size-complex="10.5pt"/>
    </style:style>
    <style:style style:name="T10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11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12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13" style:family="text">
      <style:text-properties fo:color="#000000" style:font-name="FreeMono" fo:font-size="10.5pt" fo:font-weight="normal" text:rsid="0018d0ca" style:font-size-asian="10.5pt" style:font-weight-asian="normal" style:font-name-complex="FreeMono" style:font-size-complex="10.5pt" style:font-weight-complex="normal"/>
    </style:style>
    <style:style style:name="T14" style:family="text">
      <style:text-properties fo:color="#00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15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6" style:family="text">
      <style:text-properties fo:color="#000000" style:font-name="FreeMono" style:font-name-complex="FreeMono"/>
    </style:style>
    <style:style style:name="T17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8" style:family="text">
      <style:text-properties fo:color="#000000" style:font-name="FreeMono" fo:font-weight="normal" style:font-weight-asian="normal" style:font-name-complex="FreeMono" style:font-weight-complex="normal"/>
    </style:style>
    <style:style style:name="T19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20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21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22" style:family="text">
      <style:text-properties fo:color="#943634" fo:font-size="10.5pt" style:font-size-asian="10.5pt" style:font-size-complex="10.5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text:rsid="001691e4" style:font-weight-asian="normal" style:font-weight-complex="normal"/>
    </style:style>
    <style:style style:name="T25" style:family="text">
      <style:text-properties fo:font-weight="normal" text:rsid="001754f1" style:font-weight-asian="normal" style:font-weight-complex="normal"/>
    </style:style>
    <style:style style:name="T26" style:family="text">
      <style:text-properties fo:font-weight="normal" text:rsid="0018d0ca" style:font-weight-asian="normal" style:font-weight-complex="normal"/>
    </style:style>
    <style:style style:name="T27" style:family="text">
      <style:text-properties fo:font-weight="normal" text:rsid="00193bea" style:font-weight-asian="normal" style:font-weight-complex="normal"/>
    </style:style>
    <style:style style:name="T28" style:family="text">
      <style:text-properties fo:font-weight="normal" text:rsid="0019bb45" style:font-weight-asian="normal" style:font-weight-complex="normal"/>
    </style:style>
    <style:style style:name="T29" style:family="text">
      <style:text-properties fo:font-weight="normal" text:rsid="001b8891" style:font-weight-asian="normal" style:font-weight-complex="normal"/>
    </style:style>
    <style:style style:name="T30" style:family="text">
      <style:text-properties fo:font-weight="normal" text:rsid="001ce3c8" style:font-weight-asian="normal" style:font-weight-complex="normal"/>
    </style:style>
    <style:style style:name="T31" style:family="text">
      <style:text-properties fo:font-weight="normal" text:rsid="001e23f8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color="#ff0000" style:font-name="FreeMono" fo:font-size="10.5pt" style:font-size-asian="10.5pt" style:font-name-complex="FreeMono" style:font-size-complex="10.5pt"/>
    </style:style>
    <style:style style:name="T35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36" style:family="text">
      <style:text-properties fo:color="#ff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37" style:family="text">
      <style:text-properties fo:color="#ff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38" style:family="text">
      <style:text-properties fo:color="#ff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39" style:family="text">
      <style:text-properties fo:color="#ff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40" style:family="text">
      <style:text-properties fo:color="#ff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41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42" style:family="text">
      <style:text-properties fo:color="#ff0000" style:font-name="FreeMono" fo:font-size="10.5pt" fo:font-weight="normal" text:rsid="0018d0ca" style:font-size-asian="10.5pt" style:font-weight-asian="normal" style:font-name-complex="FreeMono" style:font-size-complex="10.5pt" style:font-weight-complex="normal"/>
    </style:style>
    <style:style style:name="T43" style:family="text">
      <style:text-properties fo:color="#ff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44" style:family="text">
      <style:text-properties fo:color="#ff0000" fo:font-weight="normal" text:rsid="001b8891" style:font-weight-asian="normal" style:font-weight-complex="normal"/>
    </style:style>
    <style:style style:name="T45" style:family="text">
      <style:text-properties fo:color="#ff0000" text:rsid="001ce3c8"/>
    </style:style>
    <style:style style:name="T46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47" style:family="text">
      <style:text-properties style:use-window-font-color="true" style:font-name="FreeMono" fo:font-size="10.5pt" fo:language="en" fo:country="US" style:font-size-asian="10.5pt" style:font-name-complex="FreeMono" style:font-size-complex="10.5pt"/>
    </style:style>
    <style:style style:name="T48" style:family="text">
      <style:text-properties style:use-window-font-color="true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49" style:family="text">
      <style:text-properties style:use-window-font-color="true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50" style:family="text">
      <style:text-properties style:use-window-font-color="true" fo:font-weight="normal" text:rsid="001691e4" style:font-weight-asian="normal" style:font-weight-complex="normal"/>
    </style:style>
    <style:style style:name="T51" style:family="text">
      <style:text-properties fo:font-size="10.5pt" text:rsid="00193bea" style:font-size-asian="9.14999961853027pt" style:font-size-complex="10.5pt"/>
    </style:style>
    <style:style style:name="T52" style:family="text">
      <style:text-properties fo:font-size="10.5pt" fo:font-weight="normal" text:rsid="00193bea" style:font-size-asian="9.14999961853027pt" style:font-weight-asian="normal" style:font-size-complex="10.5pt" style:font-weight-complex="normal"/>
    </style:style>
    <style:style style:name="T53" style:family="text">
      <style:text-properties fo:font-size="10.5pt" fo:font-weight="normal" text:rsid="0019bb45" style:font-size-asian="9.14999961853027pt" style:font-weight-asian="normal" style:font-size-complex="10.5pt" style:font-weight-complex="normal"/>
    </style:style>
    <style:style style:name="T54" style:family="text">
      <style:text-properties fo:font-size="10.5pt" fo:font-weight="normal" text:rsid="001e23f8" style:font-size-asian="9.14999961853027pt" style:font-weight-asian="normal" style:font-size-complex="10.5pt" style:font-weight-complex="normal"/>
    </style:style>
    <style:style style:name="T55" style:family="text">
      <style:text-properties style:font-name="FreeMono" fo:font-weight="normal" text:rsid="001691e4" style:font-weight-asian="normal" style:font-weight-complex="normal"/>
    </style:style>
    <style:style style:name="T56" style:family="text">
      <style:text-properties style:font-name="FreeMono" fo:font-weight="normal" text:rsid="001e23f8" style:font-weight-asian="normal" style:font-weight-complex="normal"/>
    </style:style>
    <style:style style:name="T57" style:family="text">
      <style:text-properties text:rsid="001691e4"/>
    </style:style>
    <style:style style:name="T58" style:family="text">
      <style:text-properties text:rsid="001754f1"/>
    </style:style>
    <style:style style:name="T59" style:family="text">
      <style:text-properties text:rsid="00193bea"/>
    </style:style>
    <style:style style:name="T60" style:family="text">
      <style:text-properties text:rsid="00193bea" style:font-size-asian="9.14999961853027pt"/>
    </style:style>
    <style:style style:name="T61" style:family="text">
      <style:text-properties text:rsid="0019bb45" style:font-size-asian="9.14999961853027pt"/>
    </style:style>
    <style:style style:name="T62" style:family="text">
      <style:text-properties text:rsid="001a302f" style:font-size-asian="9.14999961853027pt"/>
    </style:style>
    <style:style style:name="T63" style:family="text">
      <style:text-properties text:rsid="001a3373" style:font-size-asian="9.14999961853027pt"/>
    </style:style>
    <style:style style:name="T64" style:family="text">
      <style:text-properties text:rsid="001e23f8" style:font-size-asian="9.14999961853027pt"/>
    </style:style>
    <style:style style:name="T65" style:family="text">
      <style:text-properties text:rsid="0019bb45"/>
    </style:style>
    <style:style style:name="T66" style:family="text">
      <style:text-properties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67" style:family="text">
      <style:text-properties style:font-name="FreeMono" fo:font-size="10.5pt" fo:font-weight="normal" text:rsid="0018d0ca" style:font-size-asian="10.5pt" style:font-weight-asian="normal" style:font-name-complex="FreeMono" style:font-size-complex="10.5pt" style:font-weight-complex="normal"/>
    </style:style>
    <style:style style:name="T68" style:family="text">
      <style:text-properties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69" style:family="text">
      <style:text-properties text:rsid="001ce3c8"/>
    </style:style>
    <style:style style:name="T70" style:family="text">
      <style:text-properties text:rsid="001e23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22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23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32"><text:tab/></text:span><text:span text:style-name="T23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33">DeclaracionesRec1.nh <text:tab/>= max (DeclaracionesRec0.nh, Declaracion.n)</text:span></text:span></text:p>
      <text:p text:style-name="P12"><text:span text:style-name="Fuente_20_de_20_párrafo_20_predeter."><text:span text:style-name="T33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1">DeclaracionesRec → </text:span></text:span><text:bookmark-start text:name="__DdeLink__7005_1948327631"/><text:span text:style-name="Fuente_20_de_20_párrafo_20_predeter."><text:span text:style-name="T11">λ</text:span></text:span><text:bookmark-end text:name="__DdeLink__7005_1948327631"/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12"><text:tab/></text:span></text:span><text:span text:style-name="Fuente_20_de_20_párrafo_20_predeter."><text:span text:style-name="T6">DeclaracionesRec.n <text:tab/><text:tab/>= DeclaracionesRec.nh</text:span></text:span></text:p>
      <text:p text:style-name="Standard"><text:span text:style-name="Fuente_20_de_20_párrafo_20_predeter."><text:span text:style-name="T11"><text:tab/></text:span></text:span></text:p>
      <text:p text:style-name="P39"><text:span text:style-name="Fuente_20_de_20_párrafo_20_predeter."><text:span text:style-name="T42">(factorizar)</text:span></text:span></text:p>
      <text:p text:style-name="P35"><text:span text:style-name="T57">DeclaracionProcedimiento → procedure id FParametros DeclaracionProcFact</text:span></text:p>
      <text:p text:style-name="P35"><text:span text:style-name="T57"><text:tab/></text:span><text:span text:style-name="T24">Fparametros.tsh = </text:span><text:span text:style-name="T25">creaTS(</text:span><text:span text:style-name="T24">DeclaracionProcedimiento.tsh</text:span><text:span text:style-name="T25">)</text:span></text:p>
      <text:p text:style-name="P35"><text:span text:style-name="T24"><text:tab/>Fparametros.nh </text:span><text:bookmark-start text:name="__DdeLink__14720_250290990"/><text:span text:style-name="T26">=</text:span><text:span text:style-name="T24"> DeclaracionProcedimiento.nh +1</text:span><text:bookmark-end text:name="__DdeLink__14720_250290990"/></text:p>
      <text:p text:style-name="P36"><text:span text:style-name="T26"/></text:p>
      <text:p text:style-name="P36"><text:span text:style-name="T26"><text:tab/>DeclaracionProcFact.nh =</text:span><text:span text:style-name="T24"> DeclaracionProcedimiento.nh +1</text:span></text:p>
      <text:p text:style-name="P35"><text:span text:style-name="T24"><text:tab/></text:span><text:span text:style-name="T25">DeclaracionProcFact.tsh = FParametros.ts</text:span></text:p>
      <text:p text:style-name="P36"><text:span text:style-name="T24"><text:tab/>DeclaracionProcFact.idh = id.lex</text:span></text:p>
      <text:p text:style-name="P36"><text:span text:style-name="T24"><text:tab/></text:span><text:span text:style-name="T31">DeclaracionProcFact.paramsh = FParametros.parametros</text:span></text:p>
      <text:p text:style-name="P35"><text:span text:style-name="T57"/></text:p>
      <text:p text:style-name="P35"><text:span text:style-name="T57"><text:tab/></text:span><text:span text:style-name="T24">DeclaracionProcedimiento.id=</text:span><text:bookmark-start text:name="__DdeLink__14723_250290990"/><text:bookmark-start text:name="__DdeLink__14722_250290990"/><text:span text:style-name="T24"> id.lex</text:span><text:bookmark-end text:name="__DdeLink__14723_250290990"/><text:bookmark-end text:name="__DdeLink__14722_250290990"/></text:p>
      <text:p text:style-name="P35"><text:span text:style-name="T24"><text:tab/>DeclaracionProcedimiento.props<text:tab/>= DeclaracionProcFact.props</text:span></text:p>
      <text:p text:style-name="P35"><text:span text:style-name="T57"/></text:p>
      <text:p text:style-name="P35"><text:span text:style-name="T57">DeclaracionProcFact → Bloque</text:span></text:p>
      <text:p text:style-name="P37"><text:span text:style-name="T58"><text:tab/></text:span><text:span text:style-name="T25">Bloque.tsh = inserta(DeclaracionProcFact.tsh, DeclaracionProcFact.idh,</text:span></text:p>
      <text:p text:style-name="P37"><text:span text:style-name="T25"><text:tab/><text:tab/><text:tab/><text:tab/><text:tab/><text:tab/>DeclaracionProcFact.propsh;</text:span></text:p>
      <text:p text:style-name="P37"><text:span text:style-name="T25"><text:tab/></text:span><text:span text:style-name="T26">Bloque.nh = DeclaracionProcFact.nh</text:span></text:p>
      <text:p text:style-name="P37"><text:span text:style-name="T26"/></text:p>
      <text:p text:style-name="P25"><text:bookmark-start text:name="__DdeLink__17533_250290990"/><text:span text:style-name="T26"><text:tab/></text:span><text:span text:style-name="T31">DeclaracionProcFact.props =</text:span></text:p>
      <text:p text:style-name="P34"><text:tab/><text:tab/>&lt;clase:proc, tipo: &lt;t:proc, params: <text:span text:style-name="T70">DeclaracionProcFact</text:span>.param<text:span text:style-name="T70">sh</text:span>&gt;,</text:p>
      <text:p text:style-name="P25"><text:soft-page-break/><text:span text:style-name="T55"><text:tab/><text:tab/>nivel: </text:span><text:span text:style-name="T56">DeclaracionProcFact.nh</text:span><text:span text:style-name="T24">&gt;</text:span><text:bookmark-end text:name="__DdeLink__17533_250290990"/></text:p>
      <text:p text:style-name="P35"><text:span text:style-name="T57">DeclaracionProcFact → Forward</text:span></text:p>
      <text:p text:style-name="P25"><text:span text:style-name="T26"><text:tab/></text:span><text:span text:style-name="T31">DeclaracionProcFact.props =</text:span></text:p>
      <text:p text:style-name="P34"><text:tab/><text:tab/>&lt;clase:<text:span text:style-name="T70">forward</text:span>, tipo: &lt;t:proc, params: <text:span text:style-name="T70">DeclaracionProcFact</text:span>.param<text:span text:style-name="T70">sh</text:span>&gt;,</text:p>
      <text:p text:style-name="P25"><text:span text:style-name="T55"><text:tab/><text:tab/>nivel: </text:span><text:span text:style-name="T56">DeclaracionProcFact.nh</text:span><text:span text:style-name="T24">&gt;</text:span></text:p>
      <text:p text:style-name="P19"/>
      <text:p text:style-name="P19"/>
      <text:p text:style-name="P19"/>
      <text:p text:style-name="P10"/>
      <text:p text:style-name="P10"/>
      <text:p text:style-name="P10"/>
      <text:p text:style-name="Standard"><text:span text:style-name="Fuente_20_de_20_párrafo_20_predeter."><text:span text:style-name="T12">(rec izquierdas)</text:span></text:span></text:p>
      <text:p text:style-name="Standard"><text:bookmark-start text:name="__DdeLink__22118_1730890738"/><text:span text:style-name="Fuente_20_de_20_párrafo_20_predeter."><text:span text:style-name="T11">LFParametros → FParametro LFParametrosRec</text:span></text:span></text:p>
      <text:p text:style-name="Standard"><text:span text:style-name="Fuente_20_de_20_párrafo_20_predeter."><text:span text:style-name="T12"><text:tab/>LFParametrosRec.tsh <text:tab/><text:tab/>= </text:span></text:span></text:p>
      <text:p text:style-name="Standard"><text:span text:style-name="Fuente_20_de_20_párrafo_20_predeter."><text:span text:style-name="T12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12"><text:tab/>LFParametros.ts <text:tab/><text:tab/><text:tab/>= LFParametrosRec.ts</text:span></text:span></text:p>
      <text:p text:style-name="Standard"><text:span text:style-name="Fuente_20_de_20_párrafo_20_predeter."><text:span text:style-name="T12"><text:tab/>FParametro.nh <text:tab/><text:tab/><text:tab/><text:tab/>= LFParametros.nh</text:span></text:span></text:p>
      <text:p text:style-name="Standard"><text:span text:style-name="Fuente_20_de_20_párrafo_20_predeter."><text:span text:style-name="T12"><text:tab/>LFParametrosRec.nh <text:tab/><text:tab/><text:tab/>= LFParametros.nh</text:span></text:span></text:p>
      <text:p text:style-name="Standard"><text:span text:style-name="Fuente_20_de_20_párrafo_20_predeter."><text:span text:style-name="T12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12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12"/></text:span></text:p>
      <text:p text:style-name="Standard"><text:bookmark-start text:name="__DdeLink__22132_1730890738"/><text:span text:style-name="Fuente_20_de_20_párrafo_20_predeter."><text:span text:style-name="T11">LFParametrosRec → ',' FParametro LFParametrosRec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LFParametrosRec1.tsh <text:tab/>= </text:span></text:span></text:p>
      <text:p text:style-name="Standard"><text:span text:style-name="Fuente_20_de_20_párrafo_20_predeter."><text:span text:style-name="T12"><text:tab/><text:tab/>inserta(LFParametrosRec0.tsh, Fparametro.id, FParametro.props)</text:span></text:span></text:p>
      <text:p text:style-name="Standard"><text:span text:style-name="Fuente_20_de_20_párrafo_20_predeter."><text:span text:style-name="T12"><text:tab/>LFParametrosRec0.ts <text:tab/>= LFParametrosRec1.ts</text:span></text:span></text:p>
      <text:p text:style-name="Standard"><text:span text:style-name="Fuente_20_de_20_párrafo_20_predeter."><text:span text:style-name="T12"><text:tab/>FParametro.nh <text:tab/><text:tab/><text:tab/>= LFParametrosRec0.nh</text:span></text:span></text:p>
      <text:p text:style-name="Standard"><text:span text:style-name="Fuente_20_de_20_párrafo_20_predeter."><text:span text:style-name="T12"><text:tab/>LFParametrosRec1.nh <text:tab/>= LFParametrosRec0.nh</text:span></text:span></text:p>
      <text:p text:style-name="Standard"><text:span text:style-name="Fuente_20_de_20_párrafo_20_predeter."><text:span text:style-name="T12"><text:tab/>LFParametrosRec1.parametrosh <text:tab/>= </text:span></text:span></text:p>
      <text:p text:style-name="Standard"><text:span text:style-name="Fuente_20_de_20_párrafo_20_predeter."><text:span text:style-name="T12"><text:tab/><text:tab/>LFParametrosRec0.parametrosh ++ FParametro.parametro</text:span></text:span></text:p>
      <text:p text:style-name="Standard"><text:span text:style-name="Fuente_20_de_20_párrafo_20_predeter."><text:span text:style-name="T12"><text:tab/>LFParametrosRec0.parametros <text:tab/>= LFParametrosRec1.parametros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1">LFParametrosRec → </text:span></text:span><text:bookmark-start text:name="__DdeLink__7009_1948327631"/><text:span text:style-name="Fuente_20_de_20_párrafo_20_predeter."><text:span text:style-name="T11">λ</text:span></text:span><text:bookmark-end text:name="__DdeLink__7009_1948327631"/></text:p>
      <text:p text:style-name="Standard"><text:span text:style-name="Fuente_20_de_20_párrafo_20_predeter."><text:span text:style-name="T12"><text:tab/>LFParametrosRec.ts <text:tab/><text:tab/><text:tab/>= LFParametrosRec.tsh</text:span></text:span></text:p>
      <text:p text:style-name="Standard"><text:span text:style-name="Fuente_20_de_20_párrafo_20_predeter."><text:span text:style-name="T12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10"/></text:span></text:p>
      <text:p text:style-name="Standard"><text:span text:style-name="Fuente_20_de_20_párrafo_20_predeter."><text:span text:style-name="T12">(rec. izquierdas)</text:span></text:span></text:p>
      <text:p text:style-name="Standard"><text:bookmark-start text:name="__DdeLink__22173_1730890738"/><text:bookmark-start text:name="__DdeLink__10605_375864274"/><text:span text:style-name="Fuente_20_de_20_párrafo_20_predeter."><text:span text:style-name="T10">Campos → Campo CamposRec</text:span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2">CamposRec.camposh <text:tab/>= [Campo.campo]</text:span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2">Campos.campos <text:tab/><text:tab/>= CamposRec.campos</text:span></text:span></text:p>
      <text:p text:style-name="Standard"><text:span text:style-name="Fuente_20_de_20_párrafo_20_predeter."><text:span text:style-name="T48"><text:tab/>Campo.tsh<text:tab/><text:tab/><text:tab/>= Campos.tsh</text:span></text:span></text:p>
      <text:p text:style-name="Standard"><text:span text:style-name="Fuente_20_de_20_párrafo_20_predeter."><text:span text:style-name="T48"><text:tab/>CamposRec.tsh<text:tab/><text:tab/>= Campos.tsh</text:span></text:span></text:p>
      <text:p text:style-name="Standard"><text:span text:style-name="Fuente_20_de_20_párrafo_20_predeter."><text:span text:style-name="T10"/></text:span></text:p>
      <text:p text:style-name="Standard"><text:span text:style-name="Fuente_20_de_20_párrafo_20_predeter."><text:span text:style-name="T10">CamposRec → ';' Campo CamposRec</text:span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2">CamposRec1.camposh <text:tab/>= CamposRec0.camposh ++ Campo.campo</text:span></text:span></text:p>
      <text:p text:style-name="Standard"><text:span text:style-name="Fuente_20_de_20_párrafo_20_predeter."><text:span text:style-name="T12"><text:tab/>CamposRec0.campos <text:tab/>= CamposRec1.campos</text:span></text:span></text:p>
      <text:p text:style-name="Standard"><text:span text:style-name="Fuente_20_de_20_párrafo_20_predeter."><text:span text:style-name="T48"><text:tab/>Campo.tsh<text:tab/><text:tab/><text:tab/>= CamposRec0.tsh</text:span></text:span></text:p>
      <text:p text:style-name="Standard"><text:span text:style-name="Fuente_20_de_20_párrafo_20_predeter."><text:span text:style-name="T48"><text:tab/>CamposRec1.tsh<text:tab/><text:tab/>= CamposRec0.ts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0">CamposRec → </text:span></text:span><text:span text:style-name="Fuente_20_de_20_párrafo_20_predeter."><text:span text:style-name="T11">λ</text:span></text:span></text:p>
      <text:p text:style-name="Standard"><text:span text:style-name="Fuente_20_de_20_párrafo_20_predeter."><text:span text:style-name="T12"><text:tab/>CamposRec.campos <text:tab/>= CamposRec.camposh</text:span></text:span><text:bookmark-end text:name="__DdeLink__22173_1730890738"/><text:bookmark-end text:name="__DdeLink__10605_375864274"/></text:p>
      <text:p text:style-name="P11"/>
      <text:p text:style-name="P14"/>
      <text:p text:style-name="P14"/>
      <text:p text:style-name="P14"><text:soft-page-break/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23">DeclaracionesRec.errorh <text:tab/>= </text:span></text:p>
      <text:p text:style-name="P12"><text:tab/><text:tab/>Declaracion.error <text:s/>v <text:s/></text:p>
      <text:p text:style-name="P11"><text:span text:style-name="T23"><text:tab/><text:tab/>(existeID(Declaraciones.tsh,Declaracion.id) <text:s/></text:span><text:bookmark-start text:name="__DdeLink__14717_18447185971"/><text:span text:style-name="T23">٨</text:span><text:bookmark-end text:name="__DdeLink__14717_18447185971"/><text:span text:style-name="T23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23"><text:tab/><text:tab/><text:tab/></text:span><text:bookmark-start text:name="__DdeLink__14719_1844718597"/><text:span text:style-name="T23">(si (Declaracion.props.clase = tipo) {Declaracion.id} sino {</text:span><text:bookmark-end text:name="__DdeLink__14719_1844718597"/><text:span text:style-name="T23">}</text:span></text:p>
      <text:p text:style-name="P11"><text:span text:style-name="T23"><text:tab/></text:span><text:span text:style-name="T30">DeclaracionesRec.forwardh = Declaracion.forward</text:span></text:p>
      <text:p text:style-name="P11"><text:tab/><text:span text:style-name="T23">Declaraciones.error <text:tab/><text:tab/>= DeclaracionesRec.error </text:span></text:p>
      <text:p text:style-name="P12"><text:tab/>Declaraciones.pend <text:tab/><text:tab/><text:tab/>= DeclaracionesRec.pend</text:p>
      <text:p text:style-name="P12"><text:tab/><text:span text:style-name="T45">Declaraciones.forward <text:tab/>= DeclaracionesRec.forward</text:span></text:p>
      <text:p text:style-name="P11"/>
      <text:p text:style-name="P11">DeclaracionesRec → ';' Declaracion DeclaracionesRec</text:p>
      <text:p text:style-name="P24"><text:span text:style-name="T29"/></text:p>
      <text:p text:style-name="P11"><text:tab/><text:span text:style-name="T23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<text:span text:style-name="T45">DeclaracionesRec1.forwardh = DeclaracionesRec0.forwardh U</text:span></text:p>
      <text:p text:style-name="P28"><text:span text:style-name="T69"><text:tab/><text:tab/><text:tab/><text:tab/><text:tab/><text:tab/><text:tab/><text:tab/><text:tab/>Declaracion.forward</text:span></text:p>
      <text:p text:style-name="P28"><text:span text:style-name="T69"><text:tab/><text:tab/><text:tab/><text:tab/><text:tab/><text:tab/><text:tab/><text:tab/><text:tab/>- </text:span><text:span text:style-name="T70">si (Declaracion.props.t == proc) <text:tab/><text:tab/><text:tab/><text:tab/><text:tab/><text:tab/><text:tab/><text:tab/><text:tab/><text:tab/><text:tab/><text:tab/>{Declaracion.id}</text:span>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28"><text:tab/><text:span text:style-name="T70">DeclaracionesRec0.forward = DeclaracionesRec1.forward</text:span></text:p>
      <text:p text:style-name="P12"><text:tab/></text:p>
      <text:p text:style-name="P1"><text:span text:style-name="T9">DeclaracionesRec → </text:span><text:bookmark-start text:name="__DdeLink__14721_1844718597"/><text:span text:style-name="Fuente_20_de_20_párrafo_20_predeter."><text:span text:style-name="T9">λ</text:span></text:span><text:bookmark-end text:name="__DdeLink__14721_1844718597"/></text:p>
      <text:p text:style-name="P1"><text:span text:style-name="Fuente_20_de_20_párrafo_20_predeter."><text:span text:style-name="T9"><text:tab/></text:span></text:span><text:span text:style-name="Fuente_20_de_20_párrafo_20_predeter."><text:span text:style-name="T12">DeclaracionesRec.error <text:tab/>= DeclaracionesRec.errorh</text:span></text:span></text:p>
      <text:p text:style-name="P1"><text:span text:style-name="Fuente_20_de_20_párrafo_20_predeter."><text:span text:style-name="T12"><text:tab/>DeclaracionesRec.pend <text:tab/><text:tab/>= </text:span></text:span><text:bookmark-end text:name="__DdeLink__21994_1730890738"/><text:span text:style-name="Fuente_20_de_20_párrafo_20_predeter."><text:span text:style-name="T12">DeclaracionesRec.pendh</text:span></text:span></text:p>
      <text:p text:style-name="P1"><text:bookmark-end text:name="__DdeLink__22030_1730890738"/><text:span text:style-name="Fuente_20_de_20_párrafo_20_predeter."><text:span text:style-name="T41"><text:tab/></text:span></text:span><text:span text:style-name="Fuente_20_de_20_párrafo_20_predeter."><text:span text:style-name="T43">DeclaracionesRec.forward = DeclaracionesRec.forwardh</text:span></text:span></text:p>
      <text:p text:style-name="P14"/>
      <text:p text:style-name="P26"><text:span text:style-name="T59">DeclaracionProcedimiento → procedure id FParametros DeclaracionProcFact</text:span></text:p>
      <text:p text:style-name="P26"><text:span text:style-name="T59"><text:tab/></text:span></text:p>
      <text:p text:style-name="P26"><text:span text:style-name="T27"><text:tab/></text:span><text:bookmark-start text:name="__DdeLink__14737_250290990"/><text:span text:style-name="T27">DeclaracionProcFact</text:span><text:bookmark-end text:name="__DdeLink__14737_250290990"/><text:span text:style-name="T27">.idh = id.lex</text:span></text:p>
      <text:p text:style-name="P27"><text:span text:style-name="T27"><text:tab/>DeclaracionProcFact.</text:span><text:span text:style-name="T28">errorh = FParametros.error</text:span></text:p>
      <text:p text:style-name="P27"><text:span text:style-name="T27"><text:tab/>DeclaracionProcFact.</text:span><text:span text:style-name="T28">tsh = FParametros.ts</text:span></text:p>
      <text:p text:style-name="P27"><text:span text:style-name="T27"><text:tab/>DeclaracionProcFact.</text:span><text:span text:style-name="T28">nh = DeclaracionProcedimiento.nh + 1</text:span></text:p>
      <text:p text:style-name="P27"><text:span text:style-name="T27"/></text:p>
      <text:p text:style-name="P26"><text:span text:style-name="T27"><text:tab/></text:span><text:span text:style-name="T28">DeclaracionProcedimiento.pend = DeclaracionProcFact.pend</text:span></text:p>
      <text:p text:style-name="P26"><text:span text:style-name="T28"><text:tab/>DeclaracionProcedimiento.error = DeclaracionProcFact.error</text:span></text:p>
      <text:p text:style-name="P26"><text:span text:style-name="T28"><text:tab/></text:span><text:span text:style-name="T31">DeclaracionProcedimiento.forward = DeclaracionProcFact.forward</text:span></text:p>
      <text:p text:style-name="P32"><text:soft-page-break/><text:span text:style-name="T51">DeclaracionProcFact → forward</text:span></text:p>
      <text:p text:style-name="P32"><text:span text:style-name="T51"/></text:p>
      <text:p text:style-name="P33"><text:span text:style-name="T52"><text:tab/>DeclaracionProcFact.error = </text:span></text:p>
      <text:p text:style-name="P33"><text:span text:style-name="T52"><text:tab/><text:tab/><text:tab/></text:span><text:span text:style-name="T53">DeclaracionProcFact.errorh v</text:span></text:p>
      <text:p text:style-name="P33"><text:span text:style-name="T53"><text:tab/><text:tab/><text:tab/>(existeID(</text:span><text:span text:style-name="T52">DeclaracionProcFact.</text:span><text:span text:style-name="T53">tsh,id.lex) ^</text:span></text:p>
      <text:p text:style-name="P33"><text:span text:style-name="T53"><text:tab/><text:tab/><text:tab/> </text:span><text:span text:style-name="T52">DeclaracionProcFact.</text:span><text:span text:style-name="T53">tsh[</text:span><text:span text:style-name="T52">DeclaracionProcFact.</text:span><text:span text:style-name="T53">idh].nivel ==</text:span></text:p>
      <text:p text:style-name="P33"><text:span text:style-name="T53"><text:tab/><text:tab/><text:tab/> <text:s/></text:span><text:span text:style-name="T52">DeclaracionProcFact.</text:span><text:span text:style-name="T53">nh + 1)</text:span></text:p>
      <text:p text:style-name="P33"><text:span text:style-name="T53"><text:tab/>DeclaracionProcFact.pend = {}</text:span></text:p>
      <text:p text:style-name="P33"><text:span text:style-name="T53"><text:tab/></text:span><text:span text:style-name="T54">DeclaracionProcFact.forward = {DeclaracionProcFact.idh}</text:span></text:p>
      <text:p text:style-name="P32"><text:span text:style-name="T51">DeclaracionProcFact → Bloque</text:span></text:p>
      <text:p text:style-name="P30"><text:tab/></text:p>
      <text:p text:style-name="P29"><text:span text:style-name="T65"><text:tab/>DeclaracionProcFact.error = </text:span><text:span text:style-name="T59">DeclaracionProcFact.</text:span><text:span text:style-name="T65">errorh v Bloque.error v</text:span></text:p>
      <text:p text:style-name="P29"><text:span text:style-name="T65"><text:tab/><text:tab/><text:tab/><text:tab/>(existeID(</text:span><text:span text:style-name="T60">DeclaracionProcFact.</text:span><text:span text:style-name="T61">ts</text:span><text:span text:style-name="T62">h</text:span><text:span text:style-name="T61">,</text:span><text:span text:style-name="T60">DeclaracionProcFact.</text:span><text:span text:style-name="T62">idh) <text:tab/><text:tab/><text:tab/><text:tab/>^ <text:s/></text:span><text:bookmark-start text:name="__DdeLink__17514_250290990"/><text:span text:style-name="T60">DeclaracionProcFact.</text:span><text:span text:style-name="T62">tsh[</text:span><text:span text:style-name="T60">DeclaracionProcFact.</text:span><text:span text:style-name="T62">idh]</text:span><text:bookmark-end text:name="__DdeLink__17514_250290990"/><text:span text:style-name="T62">.nivel==</text:span></text:p>
      <text:p text:style-name="P29"><text:span text:style-name="T62"><text:tab/><text:tab/><text:tab/><text:tab/><text:tab/> </text:span><text:span text:style-name="T60">DeclaracionProcFact.</text:span><text:span text:style-name="T62">nh) ^</text:span></text:p>
      <text:p text:style-name="P30"><text:span text:style-name="T62"><text:tab/><text:tab/></text:span><text:span text:style-name="T60">DeclaracionProcFact.</text:span><text:span text:style-name="T62">tsh[</text:span><text:span text:style-name="T60">DeclaracionProcFact.</text:span><text:span text:style-name="T62">idh].</text:span><text:span text:style-name="T63">props.t != forward)</text:span></text:p>
      <text:p text:style-name="P29"><text:span text:style-name="T62"><text:tab/></text:span><text:bookmark-start text:name="__DdeLink__14739_250290990"/><text:span text:style-name="T60">DeclaracionProcFact</text:span><text:bookmark-end text:name="__DdeLink__14739_250290990"/><text:span text:style-name="T60">.</text:span><text:span text:style-name="T62">pend = Bloque.pend</text:span></text:p>
      <text:p text:style-name="P29"><text:span text:style-name="T62"><text:tab/></text:span><text:span text:style-name="T64">DeclaracionProcFact.forward = {}</text:span></text:p>
      <text:p text:style-name="P31"><text:span text:style-name="T65"/></text:p>
      <text:p text:style-name="P23"/>
      <text:p text:style-name="P14"/>
      <text:p text:style-name="Standard"><text:bookmark-start text:name="__DdeLink__22121_1730890738"/><text:span text:style-name="Fuente_20_de_20_párrafo_20_predeter."><text:span text:style-name="T11">LFParametros → FParametro LFParametrosRec</text:span></text:span></text:p>
      <text:p text:style-name="Standard"><text:bookmark-start text:name="__DdeLink__22125_1730890738"/><text:span text:style-name="Fuente_20_de_20_párrafo_20_predeter."><text:span text:style-name="T48"><text:tab/>LFParametrosRec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49"><text:tab/><text:tab/>Fparametro.error v</text:span></text:span></text:p>
      <text:p text:style-name="Standard"><text:span text:style-name="Fuente_20_de_20_párrafo_20_predeter."><text:span text:style-name="T49"><text:tab/><text:tab/>(exiteID(LFParametros.tsh, Fparametro.id) </text:span></text:span><text:span text:style-name="Fuente_20_de_20_párrafo_20_predeter."><text:span text:style-name="T49">AND</text:span></text:span></text:p>
      <text:p text:style-name="Standard"><text:span text:style-name="Fuente_20_de_20_párrafo_20_predeter."><text:span text:style-name="T49"><text:tab/><text:tab/><text:tab/>LFParametros.tsh[FParametro.id].nivel = LFParametros.nh)</text:span></text:span></text:p>
      <text:p text:style-name="Standard"><text:span text:style-name="Fuente_20_de_20_párrafo_20_predeter."><text:span text:style-name="T49"><text:tab/>LFParametros.error <text:tab/><text:tab/>= LFParametrosRec.error</text:span></text:span></text:p>
      <text:p text:style-name="Standard"><text:span text:style-name="Fuente_20_de_20_párrafo_20_predeter."><text:span text:style-name="T15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11">LFParametrosRec → ',' FParametro LFParametrosRec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LFParametrosRec1.errorh<text:tab/>= </text:span></text:span></text:p>
      <text:p text:style-name="Standard"><text:span text:style-name="Fuente_20_de_20_párrafo_20_predeter."><text:span text:style-name="T12"><text:tab/><text:tab/>LFParametrosRec0.errorh v </text:span></text:span></text:p>
      <text:p text:style-name="Standard"><text:span text:style-name="Fuente_20_de_20_párrafo_20_predeter."><text:span text:style-name="T12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5">٨ <text:tab/><text:tab/><text:tab/><text:tab/><text:tab/></text:span></text:span><text:span text:style-name="Fuente_20_de_20_párrafo_20_predeter."><text:span text:style-name="T15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15"><text:tab/>LFParametrosRec0.error <text:tab/>= LFParametrosRec1.error</text:span></text:span></text:p>
      <text:p text:style-name="Standard"><text:span text:style-name="Fuente_20_de_20_párrafo_20_predeter."><text:span text:style-name="T11"/></text:span></text:p>
      <text:p text:style-name="Standard"><text:span text:style-name="Fuente_20_de_20_párrafo_20_predeter."><text:span text:style-name="T11">LFParametrosRec → </text:span></text:span><text:bookmark-start text:name="__DdeLink__14727_1844718597"/><text:span text:style-name="Fuente_20_de_20_párrafo_20_predeter."><text:span text:style-name="T11">λ</text:span></text:span><text:bookmark-end text:name="__DdeLink__14727_1844718597"/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23"><text:tab/></text:span><text:span text:style-name="T23">CamposRec.errorh <text:tab/>= Campo.error</text:span></text:p>
      <text:p text:style-name="P11"><text:span text:style-name="T23"><text:tab/></text:span><text:span text:style-name="T23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6">CamposRec → </text:span><text:span text:style-name="Fuente_20_de_20_párrafo_20_predeter."><text:span text:style-name="T16">λ</text:span></text:span></text:p>
      <text:p text:style-name="P11"><text:soft-page-break/><text:tab/><text:span text:style-name="T23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<text:span text:style-name="T23">I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23">InstruccionesRec.error <text:tab/>= </text:span><text:bookmark-end text:name="__DdeLink__20334_213522392"/><text:span text:style-name="T23">InstruccionesRec.errorh</text:span><text:bookmark-end text:name="__DdeLink__20818_213522392"/></text:p>
      <text:p text:style-name="P7"><text:span text:style-name="Fuente_20_de_20_párrafo_20_predeter."><text:span text:style-name="T16"/></text:span></text:p>
      <text:p text:style-name="P7"><text:bookmark-start text:name="__DdeLink__20891_213522392"/><text:span text:style-name="Fuente_20_de_20_párrafo_20_predeter."><text:span text:style-name="T16">LAParametros → Expresion LAParametrosRec</text:span></text:span></text:p>
      <text:p text:style-name="P7"><text:span text:style-name="Fuente_20_de_20_párrafo_20_predeter."><text:span text:style-name="T17"><text:tab/>LAParametrosRec.nparametrosh <text:tab/>= 1</text:span></text:span></text:p>
      <text:p text:style-name="P7"><text:span text:style-name="Fuente_20_de_20_párrafo_20_predeter."><text:span text:style-name="T17"><text:tab/>Expresion.tsh <text:tab/><text:tab/><text:tab/><text:tab/><text:tab/>= LAParametros.tsh</text:span></text:span></text:p>
      <text:p text:style-name="P7"><text:span text:style-name="Fuente_20_de_20_párrafo_20_predeter."><text:span text:style-name="T17"><text:tab/>LAParametrosRec.tsh <text:tab/><text:tab/><text:tab/>= LAParametros.tsh</text:span></text:span></text:p>
      <text:p text:style-name="P7"><text:span text:style-name="Fuente_20_de_20_párrafo_20_predeter."><text:span text:style-name="T17"><text:tab/>LAParametrosRec.fparametrosh <text:tab/>= LAParametros.fparametrosh</text:span></text:span></text:p>
      <text:p text:style-name="P7"><text:span text:style-name="Fuente_20_de_20_párrafo_20_predeter."><text:span text:style-name="T17"><text:tab/>LAParametrosRec.errorh <text:tab/><text:tab/>= </text:span></text:span></text:p>
      <text:p text:style-name="P7"><text:span text:style-name="Fuente_20_de_20_párrafo_20_predeter."><text:span text:style-name="T17"><text:tab/><text:tab/>Expresion.error v </text:span></text:span></text:p>
      <text:p text:style-name="P7"><text:span text:style-name="Fuente_20_de_20_párrafo_20_predeter."><text:span text:style-name="T17"><text:tab/><text:tab/>|LAParametros.fparametrosh | &lt; 1 v</text:span></text:span></text:p>
      <text:p text:style-name="P7"><text:span text:style-name="Fuente_20_de_20_párrafo_20_predeter."><text:span text:style-name="T18"><text:tab/><text:tab/>LAParametros.fparametrosh[0].modo = var </text:span></text:span><text:bookmark-start text:name="__DdeLink__14735_1844718597"/><text:span text:style-name="Fuente_20_de_20_párrafo_20_predeter."><text:span text:style-name="T17">٨</text:span></text:span><text:bookmark-end text:name="__DdeLink__14735_1844718597"/><text:span text:style-name="Fuente_20_de_20_párrafo_20_predeter."><text:span text:style-name="T17"> <text:tab/></text:span></text:span></text:p>
      <text:p text:style-name="P7"><text:span text:style-name="Fuente_20_de_20_párrafo_20_predeter."><text:span text:style-name="T17"><text:tab/><text:tab/><text:tab/>Expresion.modo = val </text:span></text:span></text:p>
      <text:p text:style-name="P7"><text:span text:style-name="Fuente_20_de_20_párrafo_20_predeter."><text:span text:style-name="T17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7"><text:tab/>LAParametros.error = LAParametrosRec.error</text:span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6">LAParametrosRec → ',' Expresion LAParametrosRec</text:span></text:span></text:p>
      <text:p text:style-name="P7"><text:span text:style-name="Fuente_20_de_20_párrafo_20_predeter."><text:span text:style-name="T16"><text:tab/></text:span></text:span><text:span text:style-name="Fuente_20_de_20_párrafo_20_predeter."><text:span text:style-name="T18">LAParametrosRec1.nparametrosh<text:tab/>= LAParametrosRec0.nparametrosh + 1</text:span></text:span></text:p>
      <text:p text:style-name="P7"><text:span text:style-name="Fuente_20_de_20_párrafo_20_predeter."><text:span text:style-name="T18"><text:tab/>Expresion.tsh <text:tab/><text:tab/><text:tab/><text:tab/><text:tab/>= LAParametrosRec0.tsh</text:span></text:span></text:p>
      <text:p text:style-name="P7"><text:span text:style-name="Fuente_20_de_20_párrafo_20_predeter."><text:span text:style-name="T18"><text:tab/>LAParametrosRec1.tsh <text:tab/><text:tab/><text:tab/>= LAParametrosRec0.tsh</text:span></text:span></text:p>
      <text:p text:style-name="P7"><text:span text:style-name="Fuente_20_de_20_párrafo_20_predeter."><text:span text:style-name="T18"><text:tab/>LAParametrosRec1.fparametrosh <text:tab/>= LAParametrosRec0.fparametrosh</text:span></text:span></text:p>
      <text:p text:style-name="P7"><text:span text:style-name="Fuente_20_de_20_párrafo_20_predeter."><text:span text:style-name="T16"><text:tab/></text:span></text:span><text:span text:style-name="Fuente_20_de_20_párrafo_20_predeter."><text:span text:style-name="T18">LAParametrosRec1.errorh <text:tab/><text:tab/>= </text:span></text:span></text:p>
      <text:p text:style-name="P7"><text:span text:style-name="Fuente_20_de_20_párrafo_20_predeter."><text:span text:style-name="T18"><text:tab/><text:tab/>LAParametrosRec0.errorh v <text:s/></text:span></text:span></text:p>
      <text:p text:style-name="P7"><text:span text:style-name="Fuente_20_de_20_párrafo_20_predeter."><text:span text:style-name="T18"><text:tab/><text:tab/>Expresion.error v </text:span></text:span></text:p>
      <text:p text:style-name="P7"><text:span text:style-name="Fuente_20_de_20_párrafo_20_predeter."><text:span text:style-name="T18"><text:tab/><text:tab/>LAParameterosRec1.nparametrosh +1 &gt; |LAParametros.fparametrosh| <text:s/>v<text:tab/><text:tab/>LAParametrosRec1.fparametrosh[LAParametrosRec1.nparametrosh].modo = <text:tab/><text:tab/><text:tab/>var <text:s/></text:span></text:span><text:span text:style-name="Fuente_20_de_20_párrafo_20_predeter."><text:span text:style-name="T17">٨ <text:tab/>Expresion.modo = val v</text:span></text:span></text:p>
      <text:p text:style-name="P7"><text:span text:style-name="Fuente_20_de_20_párrafo_20_predeter."><text:span text:style-name="T17"><text:tab/><text:tab/>not compatibles(</text:span></text:span></text:p>
      <text:p text:style-name="P7"><text:span text:style-name="Fuente_20_de_20_párrafo_20_predeter."><text:span text:style-name="T17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7"><text:tab/>LAParametrosRec0.error = LAParametrosRec1.error</text:span></text:span></text:p>
      <text:p text:style-name="P7"><text:span text:style-name="Fuente_20_de_20_párrafo_20_predeter."><text:span text:style-name="T17"/></text:span></text:p>
      <text:p text:style-name="P7"><text:span text:style-name="Fuente_20_de_20_párrafo_20_predeter."><text:span text:style-name="T16">LAParametrosRec → λ</text:span></text:span></text:p>
      <text:p text:style-name="P7"><text:span text:style-name="Fuente_20_de_20_párrafo_20_predeter."><text:span text:style-name="T16"><text:tab/></text:span></text:span><text:span text:style-name="Fuente_20_de_20_párrafo_20_predeter."><text:span text:style-name="T18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soft-page-break/><text:tab/>MemRec.tsh <text:tab/><text:tab/>= Mem.tsh</text:p>
      <text:p text:style-name="P12"><text:tab/>MemRec.tipoh <text:tab/>= </text:p>
      <text:p text:style-name="P11"><text:span text:style-name="T23"><text:tab/><text:tab/>si existe(MemRec</text:span>.<text:span text:style-name="T23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23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23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23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8">(factorización)</text:span></text:span></text:p>
      <text:p text:style-name="P7"><text:bookmark-start text:name="__DdeLink__28902_213522392"/><text:span text:style-name="Fuente_20_de_20_párrafo_20_predeter."><text:span text:style-name="T16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12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12"/></text:span></text:p>
      <text:p text:style-name="P7"><text:span text:style-name="Fuente_20_de_20_párrafo_20_predeter."><text:span text:style-name="T16">ExpresionFact → OpNiv0 ExpresionNiv1</text:span></text:span></text:p>
      <text:p text:style-name="P9"><text:span text:style-name="Fuente_20_de_20_párrafo_20_predeter."><text:span text:style-name="T18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soft-page-break/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8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8"/></text:span></text:p>
      <text:p text:style-name="P7"><text:bookmark-start text:name="__DdeLink__28917_213522392"/><text:span text:style-name="Fuente_20_de_20_párrafo_20_predeter."><text:span text:style-name="T16">ExpresionFact → λ</text:span></text:span></text:p>
      <text:p text:style-name="P7"><text:bookmark-start text:name="__DdeLink__28915_213522392"/><text:span text:style-name="Fuente_20_de_20_párrafo_20_predeter."><text:span text:style-name="T18"><text:tab/>ExpresionFact.modo <text:tab/><text:tab/>= ExpresionFact.modoh</text:span></text:span></text:p>
      <text:p text:style-name="P7"><text:span text:style-name="Fuente_20_de_20_párrafo_20_predeter."><text:span text:style-name="T18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12"><text:tab/>ExpresionNiv1Rec.tsh <text:tab/>= ExpresionNiv1.tsh</text:span></text:span><text:span text:style-name="Fuente_20_de_20_párrafo_20_predeter."><text:span text:style-name="T11"><text:tab/>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1Rec.tipoh = ExpresiónNiv2.tipo.</text:span></text:span></text:p>
      <text:p text:style-name="Standard"><text:span text:style-name="Fuente_20_de_20_párrafo_20_predeter."><text:span text:style-name="T9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9"><text:tab/>ExpresionNiv2.tsh <text:tab/><text:tab/><text:tab/>= ExpresionNiv1Rec</text:span></text:span><text:span text:style-name="Fuente_20_de_20_párrafo_20_predeter."><text:span text:style-name="T20">o</text:span></text:span><text:span text:style-name="Fuente_20_de_20_párrafo_20_predeter."><text:span text:style-name="T9">.tsh</text:span></text:span></text:p>
      <text:p text:style-name="P4"><text:span text:style-name="Fuente_20_de_20_párrafo_20_predeter."><text:span text:style-name="T18"><text:tab/>ExpresionNiv1Rec</text:span></text:span><text:span text:style-name="Fuente_20_de_20_párrafo_20_predeter."><text:span text:style-name="T21">1</text:span></text:span><text:span text:style-name="Fuente_20_de_20_párrafo_20_predeter."><text:span text:style-name="T18">.tsh <text:tab/><text:tab/>= ExpresionNiv1Rec</text:span></text:span><text:span text:style-name="Fuente_20_de_20_párrafo_20_predeter."><text:span text:style-name="T21">o</text:span></text:span><text:span text:style-name="Fuente_20_de_20_párrafo_20_predeter."><text:span text:style-name="T18">.tsh</text:span></text:span></text:p>
      <text:p text:style-name="P4"><text:span text:style-name="Fuente_20_de_20_párrafo_20_predeter."><text:span text:style-name="T18"><text:tab/>ExpresionNiv1Rec1.modoh <text:tab/>= val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1Rec</text:span></text:span><text:span text:style-name="Fuente_20_de_20_párrafo_20_predeter."><text:span text:style-name="T20">1</text:span></text:span><text:span text:style-name="Fuente_20_de_20_párrafo_20_predeter."><text:span text:style-name="T9">.tipoh <text:tab/>=</text:span></text:span></text:p>
      <text:p text:style-name="Standard"><text:span text:style-name="Fuente_20_de_20_párrafo_20_predeter."><text:span text:style-name="T9"><text:tab/><text:tab/>si <text:tab/>(ExpresionNiv1Rec</text:span></text:span><text:span text:style-name="Fuente_20_de_20_párrafo_20_predeter."><text:span text:style-name="T20">o</text:span></text:span><text:span text:style-name="Fuente_20_de_20_párrafo_20_predeter."><text:span text:style-name="T9">.tipoh = </text:span></text:span><text:bookmark-start text:name="__DdeLink__14763_1844718597"/><text:span text:style-name="Fuente_20_de_20_párrafo_20_predeter."><text:span text:style-name="T9">&lt;t:</text:span></text:span><text:bookmark-end text:name="__DdeLink__14763_1844718597"/><text:span text:style-name="Fuente_20_de_20_párrafo_20_predeter."><text:span text:style-name="T9">error&gt; v </text:span></text:span></text:p>
      <text:p text:style-name="Standard"><text:span text:style-name="Fuente_20_de_20_párrafo_20_predeter."><text:span text:style-name="T9"><text:tab/><text:tab/><text:tab/>ExpresionNiv2.tipo = &lt;t:error&gt; v</text:span></text:span></text:p>
      <text:p text:style-name="Standard"><text:span text:style-name="Fuente_20_de_20_párrafo_20_predeter."><text:span text:style-name="T9"><text:tab/><text:tab/> <text:s text:c="3"/>ExpresionNiv1Rec</text:span></text:span><text:span text:style-name="Fuente_20_de_20_párrafo_20_predeter."><text:span text:style-name="T20">o</text:span></text:span><text:span text:style-name="Fuente_20_de_20_párrafo_20_predeter."><text:span text:style-name="T9">.tipoh = &lt;t:character&gt; v </text:span></text:span></text:p>
      <text:p text:style-name="Standard"><text:span text:style-name="Fuente_20_de_20_párrafo_20_predeter."><text:span text:style-name="T9"><text:tab/><text:tab/><text:tab/>ExpresionNiv2.tipo = &lt;t:character&gt; v</text:span></text:span></text:p>
      <text:p text:style-name="Standard"><text:span text:style-name="Fuente_20_de_20_párrafo_20_predeter."><text:span text:style-name="T9"><text:tab/><text:tab/> <text:s text:c="2"/><text:tab/>(ExpresionNiv1Rec</text:span></text:span><text:span text:style-name="Fuente_20_de_20_párrafo_20_predeter."><text:span text:style-name="T20">o</text:span></text:span><text:span text:style-name="Fuente_20_de_20_párrafo_20_predeter."><text:span text:style-name="T9">.tipoh = &lt;t:boolean&gt; ᴧ </text:span></text:span></text:p>
      <text:p text:style-name="Standard"><text:span text:style-name="Fuente_20_de_20_párrafo_20_predeter."><text:span text:style-name="T9"><text:tab/><text:tab/><text:tab/><text:tab/>ExpresionNiv2.tipo =/= &lt;t:boolean&gt;) v</text:span></text:span></text:p>
      <text:p text:style-name="Standard"><text:span text:style-name="Fuente_20_de_20_párrafo_20_predeter."><text:span text:style-name="T9"><text:tab/> <text:s text:c="5"/><text:tab/>(ExpresionNiv1Rec</text:span></text:span><text:span text:style-name="Fuente_20_de_20_párrafo_20_predeter."><text:span text:style-name="T20">o</text:span></text:span><text:span text:style-name="Fuente_20_de_20_párrafo_20_predeter."><text:span text:style-name="T9">.tipoh =/= </text:span></text:span><text:bookmark-start text:name="__DdeLink__14767_1844718597"/><text:span text:style-name="Fuente_20_de_20_párrafo_20_predeter."><text:span text:style-name="T9">&lt;t:</text:span></text:span><text:bookmark-end text:name="__DdeLink__14767_1844718597"/><text:span text:style-name="Fuente_20_de_20_párrafo_20_predeter."><text:span text:style-name="T9">boolean&gt; ᴧ </text:span></text:span></text:p>
      <text:p text:style-name="Standard"><text:span text:style-name="Fuente_20_de_20_párrafo_20_predeter."><text:span text:style-name="T9"><text:tab/><text:tab/><text:tab/><text:tab/>ExpresionNiv2.tipo = &lt;t:boolean&gt;))</text:span></text:span></text:p>
      <text:p text:style-name="P3"><text:span text:style-name="T16"><text:tab/><text:tab/><text:tab/><text:tab/></text:span><text:span text:style-name="Fuente_20_de_20_párrafo_20_predeter."><text:span text:style-name="T16">&lt;t:</text:span></text:span><text:span text:style-name="T16">error</text:span><text:bookmark-start text:name="__DdeLink__14765_1844718597"/><text:span text:style-name="T16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9"><text:tab/><text:tab/><text:tab/> <text:s text:c="6"/><text:tab/>si <text:tab/>(ExpresionNiv1Rec</text:span></text:span><text:span text:style-name="Fuente_20_de_20_párrafo_20_predeter."><text:span text:style-name="T20">o</text:span></text:span><text:span text:style-name="Fuente_20_de_20_párrafo_20_predeter."><text:span text:style-name="T9">.tipoh=&lt;t:float&gt; v <text:tab/><text:tab/><text:tab/><text:tab/><text:tab/><text:tab/><text:tab/><text:tab/><text:tab/><text:tab/>ExpresionNiv2.tipo = &lt;t:float&gt;)</text:span></text:span></text:p>
      <text:p text:style-name="P3"><text:span text:style-name="T16"><text:tab/><text:tab/><text:tab/><text:tab/><text:tab/><text:tab/><text:tab/></text:span><text:span text:style-name="Fuente_20_de_20_párrafo_20_predeter."><text:span text:style-name="T16">&lt;t:</text:span></text:span><text:span text:style-name="T16">float&gt;</text:span></text:p>
      <text:p text:style-name="Standard"><text:span text:style-name="Fuente_20_de_20_párrafo_20_predeter."><text:span text:style-name="T9"><text:tab/><text:tab/><text:tab/> <text:s text:c="6"/><text:tab/>sino <text:tab/>si <text:tab/>(ExpresionNiv1Rec</text:span></text:span><text:span text:style-name="Fuente_20_de_20_párrafo_20_predeter."><text:span text:style-name="T20">o</text:span></text:span><text:span text:style-name="Fuente_20_de_20_párrafo_20_predeter."><text:span text:style-name="T9">.tipoh = &lt;t:integer&gt; v <text:tab/><text:tab/><text:tab/><text:tab/><text:tab/><text:tab/><text:tab/><text:tab/><text:tab/>ExpresionNiv2.tipo = &lt;t:integer&gt;)</text:span></text:span></text:p>
      <text:p text:style-name="P3"><text:span text:style-name="T16"><text:tab/><text:tab/><text:tab/><text:tab/> <text:tab/><text:tab/><text:tab/><text:tab/></text:span><text:span text:style-name="Fuente_20_de_20_párrafo_20_predeter."><text:span text:style-name="T16">&lt;t:</text:span></text:span><text:span text:style-name="T16">integer&gt;</text:span></text:p>
      <text:p text:style-name="Standard"><text:span text:style-name="Fuente_20_de_20_párrafo_20_predeter."><text:span text:style-name="T9"><text:tab/><text:tab/><text:tab/> <text:s text:c="5"/><text:tab/>sino <text:tab/>si <text:tab/>(ExpresionNiv1Rec</text:span></text:span><text:span text:style-name="Fuente_20_de_20_párrafo_20_predeter."><text:span text:style-name="T20">o</text:span></text:span><text:span text:style-name="Fuente_20_de_20_párrafo_20_predeter."><text:span text:style-name="T9">.tipoh = &lt;t:natural&gt; ᴧ <text:tab/></text:span></text:span><text:soft-page-break/><text:span text:style-name="Fuente_20_de_20_párrafo_20_predeter."><text:span text:style-name="T9"><text:tab/><text:tab/><text:tab/><text:tab/><text:tab/><text:tab/><text:tab/><text:tab/>ExpresionNiv2.tipo = &lt;t:natural&gt;)</text:span></text:span></text:p>
      <text:p text:style-name="P3"><text:span text:style-name="T16"><text:tab/><text:tab/><text:tab/><text:tab/> <text:tab/><text:tab/><text:tab/><text:tab/></text:span><text:span text:style-name="Fuente_20_de_20_párrafo_20_predeter."><text:span text:style-name="T16">&lt;t:</text:span></text:span><text:span text:style-name="T16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9"><text:tab/><text:tab/><text:tab/><text:tab/><text:tab/>si (ExpresionNiv1Rec</text:span></text:span><text:span text:style-name="Fuente_20_de_20_párrafo_20_predeter."><text:span text:style-name="T20">o</text:span></text:span><text:span text:style-name="Fuente_20_de_20_párrafo_20_predeter."><text:span text:style-name="T9">.tipoh = &lt;t:boolean&gt; ᴧ <text:tab/><text:tab/><text:tab/><text:tab/><text:tab/><text:tab/><text:tab/><text:tab/><text:tab/>ExpresionNiv2.tipo = &lt;t:boolean&gt;)</text:span></text:span></text:p>
      <text:p text:style-name="P3"><text:span text:style-name="T16"><text:tab/><text:tab/><text:tab/><text:tab/> <text:s text:c="3"/><text:tab/><text:tab/></text:span><text:span text:style-name="Fuente_20_de_20_párrafo_20_predeter."><text:span text:style-name="T16">&lt;t:</text:span></text:span><text:span text:style-name="T16">boolean&gt;</text:span></text:p>
      <text:p text:style-name="P13"><text:tab/><text:tab/><text:tab/> <text:s text:c="7"/>sino </text:p>
      <text:p text:style-name="P3"><text:span text:style-name="Fuente_20_de_20_párrafo_20_predeter."><text:span text:style-name="T16"><text:tab/><text:tab/><text:tab/><text:tab/><text:tab/><text:tab/>&lt;t:</text:span></text:span><text:span text:style-name="T16">error&gt;</text:span></text:p>
      <text:p text:style-name="Standard"><text:span text:style-name="Fuente_20_de_20_párrafo_20_predeter."><text:span text:style-name="T34"><text:tab/><text:tab/></text:span></text:span><text:span text:style-name="Fuente_20_de_20_párrafo_20_predeter."><text:span text:style-name="T46"><text:tab/><text:tab/>or:</text:span></text:span></text:p>
      <text:p text:style-name="Standard"><text:span text:style-name="Fuente_20_de_20_párrafo_20_predeter."><text:span text:style-name="T46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46"><text:tab/><text:tab/><text:tab/><text:tab/><text:tab/><text:tab/>ExpresionNiv2.tipo = &lt;t:boolean&gt;)</text:span></text:span></text:p>
      <text:p text:style-name="Standard"><text:span text:style-name="Fuente_20_de_20_párrafo_20_predeter."><text:span text:style-name="T46"><text:tab/><text:tab/><text:tab/><text:tab/><text:tab/><text:tab/>&lt;t:boolean&gt;</text:span></text:span></text:p>
      <text:p text:style-name="Standard"><text:span text:style-name="Fuente_20_de_20_párrafo_20_predeter."><text:span text:style-name="T46"><text:tab/><text:tab/><text:tab/><text:tab/><text:tab/>sino</text:span></text:span></text:p>
      <text:p text:style-name="Standard"><text:span text:style-name="Fuente_20_de_20_párrafo_20_predeter."><text:span text:style-name="T46"><text:tab/><text:tab/><text:tab/><text:tab/><text:tab/><text:tab/>&lt;t:error&gt;</text:span></text:span></text:p>
      <text:p text:style-name="Standard"><text:span text:style-name="Fuente_20_de_20_párrafo_20_predeter."><text:span text:style-name="T9"><text:tab/>ExpresionNivlRec</text:span></text:span><text:span text:style-name="Fuente_20_de_20_párrafo_20_predeter."><text:span text:style-name="T20">o</text:span></text:span><text:span text:style-name="Fuente_20_de_20_párrafo_20_predeter."><text:span text:style-name="T9">.tipo <text:tab/><text:tab/>= ExpresionNiv1Rec</text:span></text:span><text:span text:style-name="Fuente_20_de_20_párrafo_20_predeter."><text:span text:style-name="T20">1</text:span></text:span><text:span text:style-name="Fuente_20_de_20_párrafo_20_predeter."><text:span text:style-name="T9">.tipo</text:span></text:span></text:p>
      <text:p text:style-name="P13"/>
      <text:p text:style-name="P11">ExpresionNiv1Rec → λ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1Rec.tipo <text:tab/><text:tab/>= ExpresionNiv1Rec.tipoh</text:span></text:span></text:p>
      <text:p text:style-name="Standard"><text:span text:style-name="Fuente_20_de_20_párrafo_20_predeter."><text:span text:style-name="T9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9"><text:tab/>ExpresionNiv2Rec</text:span></text:span><text:span text:style-name="Fuente_20_de_20_párrafo_20_predeter."><text:span text:style-name="T20">1</text:span></text:span><text:span text:style-name="Fuente_20_de_20_párrafo_20_predeter."><text:span text:style-name="T9">.tsh <text:tab/><text:tab/>= ExpresionNiv2Rec</text:span></text:span><text:span text:style-name="Fuente_20_de_20_párrafo_20_predeter."><text:span text:style-name="T20">o</text:span></text:span><text:span text:style-name="Fuente_20_de_20_párrafo_20_predeter."><text:span text:style-name="T9">.tsh</text:span></text:span></text:p>
      <text:p text:style-name="Standard"><text:span text:style-name="Fuente_20_de_20_párrafo_20_predeter."><text:span text:style-name="T9"><text:tab/>ExpresionNiv3.tsh <text:tab/><text:tab/><text:tab/>= ExpresionNiv2Rec</text:span></text:span><text:span text:style-name="Fuente_20_de_20_párrafo_20_predeter."><text:span text:style-name="T20">o</text:span></text:span><text:span text:style-name="Fuente_20_de_20_párrafo_20_predeter."><text:span text:style-name="T9">.tsh</text:span></text:span></text:p>
      <text:p text:style-name="Standard"><text:span text:style-name="Fuente_20_de_20_párrafo_20_predeter."><text:span text:style-name="T9"><text:tab/>ExpresionNiv2Rec1.modoh <text:tab/>= val</text:span></text:span></text:p>
      <text:p text:style-name="Standard"><text:span text:style-name="Fuente_20_de_20_párrafo_20_predeter."><text:span text:style-name="T9"><text:tab/>ExpresionNiv2Rec</text:span></text:span><text:span text:style-name="Fuente_20_de_20_párrafo_20_predeter."><text:span text:style-name="T20">1</text:span></text:span><text:span text:style-name="Fuente_20_de_20_párrafo_20_predeter."><text:span text:style-name="T9">.tipoh <text:tab/>=</text:span></text:span></text:p>
      <text:p text:style-name="Standard"><text:span text:style-name="Fuente_20_de_20_párrafo_20_predeter."><text:span text:style-name="T9"><text:tab/><text:tab/>si <text:tab/>(ExpresionNiv2Rec</text:span></text:span><text:span text:style-name="Fuente_20_de_20_párrafo_20_predeter."><text:span text:style-name="T20">o</text:span></text:span><text:span text:style-name="Fuente_20_de_20_párrafo_20_predeter."><text:span text:style-name="T9">.tipoh = </text:span></text:span><text:bookmark-start text:name="__DdeLink__14769_1844718597"/><text:span text:style-name="Fuente_20_de_20_párrafo_20_predeter."><text:span text:style-name="T9">&lt;t:</text:span></text:span><text:bookmark-end text:name="__DdeLink__14769_1844718597"/><text:span text:style-name="Fuente_20_de_20_párrafo_20_predeter."><text:span text:style-name="T9">error</text:span></text:span><text:bookmark-start text:name="__DdeLink__14771_1844718597"/><text:span text:style-name="Fuente_20_de_20_párrafo_20_predeter."><text:span text:style-name="T9">&gt;</text:span></text:span><text:bookmark-end text:name="__DdeLink__14771_1844718597"/><text:span text:style-name="Fuente_20_de_20_párrafo_20_predeter."><text:span text:style-name="T9"> v </text:span></text:span></text:p>
      <text:p text:style-name="Standard"><text:span text:style-name="Fuente_20_de_20_párrafo_20_predeter."><text:span text:style-name="T9"><text:tab/><text:tab/><text:tab/>ExpresionNiv3.tipo = &lt;t:error&gt; v</text:span></text:span></text:p>
      <text:p text:style-name="Standard"><text:span text:style-name="Fuente_20_de_20_párrafo_20_predeter."><text:span text:style-name="T9"><text:s text:c="11"/><text:tab/>ExpresionNiv2Rec</text:span></text:span><text:span text:style-name="Fuente_20_de_20_párrafo_20_predeter."><text:span text:style-name="T20">o.</text:span></text:span><text:span text:style-name="Fuente_20_de_20_párrafo_20_predeter."><text:span text:style-name="T9">tipoh = &lt;t:character&gt; v </text:span></text:span></text:p>
      <text:p text:style-name="Standard"><text:span text:style-name="Fuente_20_de_20_párrafo_20_predeter."><text:span text:style-name="T9"><text:tab/><text:tab/><text:tab/>ExpresionNiv3.tipo = &lt;t:character&gt; v</text:span></text:span></text:p>
      <text:p text:style-name="Standard"><text:span text:style-name="Fuente_20_de_20_párrafo_20_predeter."><text:span text:style-name="T9"><text:tab/><text:tab/> <text:s text:c="3"/>(ExpresionNiv2Rec</text:span></text:span><text:span text:style-name="Fuente_20_de_20_párrafo_20_predeter."><text:span text:style-name="T20">o</text:span></text:span><text:span text:style-name="Fuente_20_de_20_párrafo_20_predeter."><text:span text:style-name="T9">.tipoh = &lt;t:boolean&gt; ᴧ </text:span></text:span></text:p>
      <text:p text:style-name="Standard"><text:span text:style-name="Fuente_20_de_20_párrafo_20_predeter."><text:span text:style-name="T9"><text:tab/><text:tab/><text:tab/><text:tab/>ExpresionNiv3.tipo =/= &lt;t:boolean&gt; v</text:span></text:span></text:p>
      <text:p text:style-name="Standard"><text:span text:style-name="Fuente_20_de_20_párrafo_20_predeter."><text:span text:style-name="T9"><text:tab/><text:tab/> <text:s text:c="3"/>(ExpresionNiv2Rec</text:span></text:span><text:span text:style-name="Fuente_20_de_20_párrafo_20_predeter."><text:span text:style-name="T20">o</text:span></text:span><text:span text:style-name="Fuente_20_de_20_párrafo_20_predeter."><text:span text:style-name="T9">.tipoh =/= &lt;t:boolean&gt; ᴧ </text:span></text:span></text:p>
      <text:p text:style-name="Standard"><text:span text:style-name="Fuente_20_de_20_párrafo_20_predeter."><text:span text:style-name="T9"><text:tab/><text:tab/><text:tab/><text:tab/>ExpresionNiv3.tipo = &lt;t:boolean&gt;))</text:span></text:span></text:p>
      <text:p text:style-name="P3"><text:span text:style-name="T16"><text:tab/><text:tab/> <text:s text:c="2"/><text:tab/></text:span><text:span text:style-name="Fuente_20_de_20_párrafo_20_predeter."><text:span text:style-name="T16">&lt;t:</text:span></text:span><text:span text:style-name="T16">error</text:span><text:span text:style-name="Fuente_20_de_20_párrafo_20_predeter."><text:span text:style-name="T16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9"><text:tab/><text:tab/><text:tab/> <text:s text:c="6"/><text:tab/>si <text:tab/>(ExpresionNiv2Rec</text:span></text:span><text:span text:style-name="Fuente_20_de_20_párrafo_20_predeter."><text:span text:style-name="T20">o</text:span></text:span><text:span text:style-name="Fuente_20_de_20_párrafo_20_predeter."><text:span text:style-name="T9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9"><text:tab/><text:tab/><text:tab/> <text:s text:c="6"/><text:tab/>sino <text:tab/>si <text:tab/>(ExpresionNiv2Rec</text:span></text:span><text:span text:style-name="Fuente_20_de_20_párrafo_20_predeter."><text:span text:style-name="T20">o</text:span></text:span><text:span text:style-name="Fuente_20_de_20_párrafo_20_predeter."><text:span text:style-name="T9">.tipoh = &lt;t:integer&gt; v <text:tab/></text:span></text:span><text:soft-page-break/><text:span text:style-name="Fuente_20_de_20_párrafo_20_predeter."><text:span text:style-name="T9"><text:tab/><text:tab/><text:tab/><text:tab/><text:tab/><text:tab/><text:tab/><text:tab/>ExpresionNiv3.tipo = &lt;t:integer&gt;)</text:span></text:span></text:p>
      <text:p text:style-name="P3"><text:span text:style-name="T16"><text:tab/><text:tab/><text:tab/><text:tab/><text:tab/><text:tab/><text:tab/><text:tab/></text:span><text:span text:style-name="Fuente_20_de_20_párrafo_20_predeter."><text:span text:style-name="T16">&lt;t:</text:span></text:span><text:span text:style-name="T16">integer</text:span></text:p>
      <text:p text:style-name="Standard"><text:span text:style-name="Fuente_20_de_20_párrafo_20_predeter."><text:span text:style-name="T9"><text:tab/><text:tab/><text:tab/> <text:s text:c="6"/><text:tab/>sino <text:tab/>si <text:tab/>(ExpresionNiv2Rec</text:span></text:span><text:span text:style-name="Fuente_20_de_20_párrafo_20_predeter."><text:span text:style-name="T20">o</text:span></text:span><text:span text:style-name="Fuente_20_de_20_párrafo_20_predeter."><text:span text:style-name="T9">.tipoh = &lt;t:natural&gt; ᴧ <text:tab/><text:tab/><text:tab/><text:tab/><text:tab/><text:tab/><text:tab/><text:tab/><text:tab/>ExpresionNiv3.tipo= &lt;t:natural&gt;)</text:span></text:span></text:p>
      <text:p text:style-name="P3"><text:span text:style-name="T16"><text:tab/><text:tab/><text:tab/><text:tab/> <text:s/><text:tab/><text:tab/><text:tab/><text:tab/></text:span><text:span text:style-name="Fuente_20_de_20_párrafo_20_predeter."><text:span text:style-name="T16">&lt;t:</text:span></text:span><text:span text:style-name="T16">natural</text:span><text:span text:style-name="Fuente_20_de_20_párrafo_20_predeter."><text:span text:style-name="T16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6"><text:tab/><text:tab/><text:tab/><text:tab/><text:tab/><text:tab/>&lt;t:</text:span></text:span><text:span text:style-name="T16">error</text:span><text:span text:style-name="Fuente_20_de_20_párrafo_20_predeter."><text:span text:style-name="T16">&gt;</text:span></text:span></text:p>
      <text:p text:style-name="P13"><text:tab/><text:tab/><text:tab/><text:tab/>modulo:</text:p>
      <text:p text:style-name="P3"><text:span text:style-name="T16"><text:tab/><text:tab/><text:tab/> <text:s text:c="5"/><text:tab/>si <text:tab/>(ExpresionNiv3.tipo = </text:span><text:span text:style-name="Fuente_20_de_20_párrafo_20_predeter."><text:span text:style-name="T16">&lt;t:</text:span></text:span><text:span text:style-name="T16">natural</text:span><text:span text:style-name="Fuente_20_de_20_párrafo_20_predeter."><text:span text:style-name="T16">&gt;</text:span></text:span><text:span text:style-name="T16"> ᴧ</text:span></text:p>
      <text:p text:style-name="Standard"><text:span text:style-name="Fuente_20_de_20_párrafo_20_predeter."><text:span text:style-name="T9"><text:tab/><text:tab/><text:tab/><text:tab/><text:tab/><text:tab/>(ExpresionNiv2Rec</text:span></text:span><text:span text:style-name="Fuente_20_de_20_párrafo_20_predeter."><text:span text:style-name="T20">o</text:span></text:span><text:span text:style-name="Fuente_20_de_20_párrafo_20_predeter."><text:span text:style-name="T9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9"><text:tab/><text:tab/><text:tab/><text:tab/> <text:s text:c="5"/><text:tab/>ExpresionNiv2Rec</text:span></text:span><text:span text:style-name="Fuente_20_de_20_párrafo_20_predeter."><text:span text:style-name="T20">o</text:span></text:span><text:span text:style-name="Fuente_20_de_20_párrafo_20_predeter."><text:span text:style-name="T9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6"><text:tab/><text:tab/><text:tab/><text:tab/><text:tab/><text:tab/>&lt;t:</text:span></text:span><text:span text:style-name="T16">error</text:span><text:span text:style-name="Fuente_20_de_20_párrafo_20_predeter."><text:span text:style-name="T16">&gt;</text:span></text:span></text:p>
      <text:p text:style-name="P13"><text:tab/><text:tab/><text:tab/><text:tab/>y: <text:s/></text:p>
      <text:p text:style-name="Standard"><text:span text:style-name="Fuente_20_de_20_párrafo_20_predeter."><text:span text:style-name="T9"><text:tab/><text:tab/><text:tab/> <text:s text:c="6"/><text:tab/>si (ExpresionNiv2Rec</text:span></text:span><text:span text:style-name="Fuente_20_de_20_párrafo_20_predeter."><text:span text:style-name="T20">o</text:span></text:span><text:span text:style-name="Fuente_20_de_20_párrafo_20_predeter."><text:span text:style-name="T9">.tipoh = &lt;t:boolean&gt; ᴧ <text:tab/><text:tab/><text:tab/><text:tab/><text:tab/><text:tab/><text:tab/><text:tab/><text:tab/>ExpresionNiv3.tipo = &lt;t:boolean&gt;)</text:span></text:span></text:p>
      <text:p text:style-name="P3"><text:span text:style-name="T16"><text:tab/><text:tab/><text:tab/><text:tab/> <text:s text:c="3"/><text:tab/></text:span><text:span text:style-name="Fuente_20_de_20_párrafo_20_predeter."><text:span text:style-name="T16">&lt;t:</text:span></text:span><text:span text:style-name="T16">boolean</text:span><text:span text:style-name="Fuente_20_de_20_párrafo_20_predeter."><text:span text:style-name="T16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6"><text:tab/><text:tab/><text:tab/><text:tab/><text:tab/><text:tab/>&lt;t:</text:span></text:span><text:span text:style-name="T16">error</text:span><text:span text:style-name="Fuente_20_de_20_párrafo_20_predeter."><text:span text:style-name="T16">&gt;</text:span></text:span></text:p>
      <text:p text:style-name="Standard"><text:span text:style-name="Fuente_20_de_20_párrafo_20_predeter."><text:span text:style-name="T34"><text:tab/><text:tab/></text:span></text:span><text:span text:style-name="Fuente_20_de_20_párrafo_20_predeter."><text:span text:style-name="T46"><text:tab/><text:tab/>and:</text:span></text:span></text:p>
      <text:p text:style-name="Standard"><text:span text:style-name="Fuente_20_de_20_párrafo_20_predeter."><text:span text:style-name="T46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46"><text:tab/><text:tab/><text:tab/><text:tab/><text:tab/><text:tab/>ExpresionNiv3.tipo = &lt;t:boolean&gt;</text:span></text:span></text:p>
      <text:p text:style-name="Standard"><text:span text:style-name="Fuente_20_de_20_párrafo_20_predeter."><text:span text:style-name="T46"><text:tab/><text:tab/><text:tab/><text:tab/><text:tab/><text:tab/>&lt;t:boolean&gt;</text:span></text:span></text:p>
      <text:p text:style-name="Standard"><text:span text:style-name="Fuente_20_de_20_párrafo_20_predeter."><text:span text:style-name="T46"><text:tab/><text:tab/><text:tab/><text:tab/><text:tab/>sino</text:span></text:span></text:p>
      <text:p text:style-name="Standard"><text:span text:style-name="Fuente_20_de_20_párrafo_20_predeter."><text:span text:style-name="T46"><text:tab/><text:tab/><text:tab/><text:tab/><text:tab/><text:tab/>&lt;t:error&gt;</text:span></text:span></text:p>
      <text:p text:style-name="Standard"><text:span text:style-name="Fuente_20_de_20_párrafo_20_predeter."><text:span text:style-name="T9"><text:tab/>ExpresionNiv2Rec</text:span></text:span><text:span text:style-name="Fuente_20_de_20_párrafo_20_predeter."><text:span text:style-name="T20">o</text:span></text:span><text:span text:style-name="Fuente_20_de_20_párrafo_20_predeter."><text:span text:style-name="T9">.tipo <text:tab/><text:tab/>= ExpresionNiv2Rec</text:span></text:span><text:span text:style-name="Fuente_20_de_20_párrafo_20_predeter."><text:span text:style-name="T20">1</text:span></text:span><text:span text:style-name="Fuente_20_de_20_párrafo_20_predeter."><text:span text:style-name="T9">.tipo</text:span></text:span></text:p>
      <text:p text:style-name="Standard"><text:span text:style-name="Fuente_20_de_20_párrafo_20_predeter."><text:span text:style-name="T9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0_213522392"/><text:bookmark-start text:name="__DdeLink__28992_213522392"/>ExpresionNiv3 → ExpresionNiv4 ExpresionNiv3Fact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ónNiv3.tsh <text:tab/><text:tab/><text:tab/>= ExpresiónNiv3Fact.tsh</text:span></text:span></text:p>
      <text:p text:style-name="Standard"><text:span text:style-name="Fuente_20_de_20_párrafo_20_predeter."><text:span text:style-name="T9"><text:tab/>ExpresionNiv3Fact.modo <text:tab/>= val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soft-page-break/><text:tab/><text:tab/><text:tab/>&lt;t:natural&gt;</text:p>
      <text:p text:style-name="P11">ExpresionNiv3Fact → λ</text:p>
      <text:p text:style-name="P2"><text:span text:style-name="Fuente_20_de_20_párrafo_20_predeter."><text:span text:style-name="T11"><text:tab/></text:span></text:span><text:span text:style-name="Fuente_20_de_20_párrafo_20_predeter."><text:span text:style-name="T9">ExpresionNiv3Fact.tipo <text:tab/>= ExpresionNiv3Fact.tipoh</text:span></text:span></text:p>
      <text:p text:style-name="P2"><text:span text:style-name="Fuente_20_de_20_párrafo_20_predeter."><text:span text:style-name="T9"><text:tab/>ExpresionNiv3Fact.modo <text:tab/>= ExpresionNiv3Fact.modoh</text:span></text:span><text:bookmark-end text:name="__DdeLink__28990_213522392"/><text:bookmark-end text:name="__DdeLink__28992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47"><text:tab/>DeclaracionesRec.nh <text:tab/>= Declaraciones.n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47">DeclaracionesRec0.dirh </text:span></text:span><text:span text:style-name="Fuente_20_de_20_párrafo_20_predeter."><text:span text:style-name="T1">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P42"><text:soft-page-break/><text:span text:style-name="Fuente_20_de_20_párrafo_20_predeter."><text:span text:style-name="T4">DeclaracionProcedimiento → proc id Fparametros DeclaracionProcFact</text:span></text:span></text:p>
      <text:p text:style-name="P42"><text:span text:style-name="Fuente_20_de_20_párrafo_20_predeter."><text:span text:style-name="T4"><text:tab/></text:span></text:span><text:span text:style-name="Fuente_20_de_20_párrafo_20_predeter."><text:span text:style-name="T7">FParametros.dirh = DeclaracionProcedimiento.dirh</text:span></text:span></text:p>
      <text:p text:style-name="P42"><text:span text:style-name="Fuente_20_de_20_párrafo_20_predeter."><text:span text:style-name="T7"><text:tab/>FParametros.nh = DeclaracionProcedimiento.nh + 1</text:span></text:span></text:p>
      <text:p text:style-name="P42"><text:span text:style-name="Fuente_20_de_20_párrafo_20_predeter."><text:span text:style-name="T4"><text:tab/></text:span></text:span><text:span text:style-name="Fuente_20_de_20_párrafo_20_predeter."><text:span text:style-name="T7">DeclaracionProcFact.dirh = FParametros.dir</text:span></text:span></text:p>
      <text:p text:style-name="P42"><text:span text:style-name="Fuente_20_de_20_párrafo_20_predeter."><text:span text:style-name="T7"><text:tab/>DeclaracionProcFact.nh = DeclaracionProcedimiento.nh +1</text:span></text:span></text:p>
      <text:p text:style-name="P43"><text:span text:style-name="Fuente_20_de_20_párrafo_20_predeter."><text:span text:style-name="T4"><text:tab/></text:span></text:span><text:span text:style-name="Fuente_20_de_20_párrafo_20_predeter."><text:span text:style-name="T8">DeclaracionProcFact.etq = DeclaracionProcedimiento.etqh</text:span></text:span></text:p>
      <text:p text:style-name="P42"><text:span text:style-name="Fuente_20_de_20_párrafo_20_predeter."><text:span text:style-name="T7"><text:tab/></text:span></text:span></text:p>
      <text:p text:style-name="P42"><text:span text:style-name="Fuente_20_de_20_párrafo_20_predeter."><text:span text:style-name="T7"><text:tab/>DeclaracionProcedimiento.n = DeclaracionProcFact.n</text:span></text:span></text:p>
      <text:p text:style-name="P43"><text:span text:style-name="Fuente_20_de_20_párrafo_20_predeter."><text:span text:style-name="T7"><text:tab/>Declaracion</text:span></text:span><text:span text:style-name="Fuente_20_de_20_párrafo_20_predeter."><text:span text:style-name="T8">Procedimiento.dir = DeclaracionProcFact.dir</text:span></text:span></text:p>
      <text:p text:style-name="P43"><text:span text:style-name="Fuente_20_de_20_párrafo_20_predeter."><text:span text:style-name="T7"><text:tab/>DeclaracionProc</text:span></text:span><text:span text:style-name="Fuente_20_de_20_párrafo_20_predeter."><text:span text:style-name="T8">edi</text:span></text:span><text:span text:style-name="Fuente_20_de_20_párrafo_20_predeter."><text:span text:style-name="T8">miento.etq = </text:span></text:span><text:span text:style-name="Fuente_20_de_20_párrafo_20_predeter."><text:span text:style-name="T5"><text:tab/></text:span></text:span><text:span text:style-name="Fuente_20_de_20_párrafo_20_predeter."><text:span text:style-name="T8">DeclaracionProcFact.etq</text:span></text:span><text:span text:style-name="Fuente_20_de_20_párrafo_20_predeter."><text:span text:style-name="T7"><text:tab/></text:span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7"/></text:span></text:p>
      <text:p text:style-name="P42"><text:span text:style-name="Fuente_20_de_20_párrafo_20_predeter."><text:span text:style-name="T37">DeclaracionProcFact → Bloque</text:span></text:span></text:p>
      <text:p text:style-name="P42"><text:span text:style-name="Fuente_20_de_20_párrafo_20_predeter."><text:span text:style-name="T37"><text:tab/></text:span></text:span><text:span text:style-name="Fuente_20_de_20_párrafo_20_predeter."><text:span text:style-name="T39">Bloque.dirh = DeclaracionProcFact.dirh</text:span></text:span></text:p>
      <text:p text:style-name="P42"><text:span text:style-name="Fuente_20_de_20_párrafo_20_predeter."><text:span text:style-name="T39"><text:tab/>Bloque.nh = DeclaracionProcFact.nh</text:span></text:span></text:p>
      <text:p text:style-name="P43"><text:span text:style-name="Fuente_20_de_20_párrafo_20_predeter."><text:span text:style-name="T39"><text:tab/></text:span></text:span><text:span text:style-name="Fuente_20_de_20_párrafo_20_predeter."><text:span text:style-name="T40">Bloque.etqh = </text:span></text:span><text:span text:style-name="Fuente_20_de_20_párrafo_20_predeter."><text:span text:style-name="T38"><text:tab/></text:span></text:span><text:span text:style-name="Fuente_20_de_20_párrafo_20_predeter."><text:span text:style-name="T40">DeclaracionProcFact.etqh</text:span></text:span></text:p>
      <text:p text:style-name="P43"><text:span text:style-name="Fuente_20_de_20_párrafo_20_predeter."><text:span text:style-name="T39"><text:tab/></text:span></text:span><text:span text:style-name="Fuente_20_de_20_párrafo_20_predeter."><text:span text:style-name="T40">Bloque.tsh = inserta(DeclaracionProcFact</text:span></text:span><text:span text:style-name="Fuente_20_de_20_párrafo_20_predeter."><text:span text:style-name="T39">.</text:span></text:span><text:span text:style-name="Fuente_20_de_20_párrafo_20_predeter."><text:span text:style-name="T40">tsh,</text:span></text:span></text:p>
      <text:p text:style-name="P43"><text:span text:style-name="Fuente_20_de_20_párrafo_20_predeter."><text:span text:style-name="T38"><text:tab/><text:tab/><text:tab/><text:tab/><text:tab/><text:tab/><text:tab/></text:span></text:span><text:span text:style-name="Fuente_20_de_20_párrafo_20_predeter."><text:span text:style-name="T40">DeclaracionProcFact.idh,</text:span></text:span></text:p>
      <text:p text:style-name="P43"><text:span text:style-name="Fuente_20_de_20_párrafo_20_predeter."><text:span text:style-name="T40"><text:tab/><text:tab/><text:tab/><text:tab/><text:tab/><text:tab/><text:tab/>&lt;inicio:Bloque.inicio&gt;)</text:span></text:span></text:p>
      <text:p text:style-name="P43"><text:span text:style-name="Fuente_20_de_20_párrafo_20_predeter."><text:span text:style-name="T37"><text:tab/></text:span></text:span><text:span text:style-name="Fuente_20_de_20_párrafo_20_predeter."><text:span text:style-name="T40">DeclaracionProcFact.props = &lt;inicio:Bloque.inicio&gt;</text:span></text:span></text:p>
      <text:p text:style-name="P42"><text:span text:style-name="Fuente_20_de_20_párrafo_20_predeter."><text:span text:style-name="T39"><text:tab/>DeclaracionProcFact.n = Bloque.n</text:span></text:span></text:p>
      <text:p text:style-name="P42"><text:span text:style-name="Fuente_20_de_20_párrafo_20_predeter."><text:span text:style-name="T39"><text:tab/></text:span></text:span><text:span text:style-name="Fuente_20_de_20_párrafo_20_predeter."><text:span text:style-name="T40">DeclaracionProcFact.cod = Bloque.cod</text:span></text:span></text:p>
      <text:p text:style-name="P43"><text:span text:style-name="Fuente_20_de_20_párrafo_20_predeter."><text:span text:style-name="T40"><text:tab/>DeclaracionProcFact.etq = Bloque.etq</text:span></text:span></text:p>
      <text:p text:style-name="P42"><text:span text:style-name="Fuente_20_de_20_párrafo_20_predeter."><text:span text:style-name="T39"/></text:span></text:p>
      <text:p text:style-name="P42"><text:span text:style-name="Fuente_20_de_20_párrafo_20_predeter."><text:span text:style-name="T37">DeclaracionProcFact → forward</text:span></text:span></text:p>
      <text:p text:style-name="P43"><text:bookmark-start text:name="__DdeLink__17523_250290990"/><text:span text:style-name="Fuente_20_de_20_párrafo_20_predeter."><text:span text:style-name="T36"><text:tab/></text:span></text:span><text:span text:style-name="Fuente_20_de_20_párrafo_20_predeter."><text:span text:style-name="T40">DeclaracionProcFact</text:span></text:span><text:bookmark-end text:name="__DdeLink__17523_250290990"/><text:span text:style-name="Fuente_20_de_20_párrafo_20_predeter."><text:span text:style-name="T40">.n = </text:span></text:span><text:span text:style-name="Fuente_20_de_20_párrafo_20_predeter."><text:span text:style-name="T38"><text:tab/></text:span></text:span><text:span text:style-name="Fuente_20_de_20_párrafo_20_predeter."><text:span text:style-name="T40">DeclaracionProcFact.nh</text:span></text:span></text:p>
      <text:p text:style-name="P43"><text:span text:style-name="Fuente_20_de_20_párrafo_20_predeter."><text:span text:style-name="T40"><text:tab/>DeclaracionProcFact.props = &lt;&gt;</text:span></text:span></text:p>
      <text:p text:style-name="P43"><text:span text:style-name="Fuente_20_de_20_párrafo_20_predeter."><text:span text:style-name="T38"><text:tab/></text:span></text:span><text:span text:style-name="Fuente_20_de_20_párrafo_20_predeter."><text:span text:style-name="T40">DeclaracionProcFact.cod = {}</text:span></text:span></text:p>
      <text:p text:style-name="P43"><text:span text:style-name="Fuente_20_de_20_párrafo_20_predeter."><text:span text:style-name="T38"><text:tab/></text:span></text:span><text:span text:style-name="Fuente_20_de_20_párrafo_20_predeter."><text:span text:style-name="T40">DeclaracionProcFact.etq = </text:span></text:span><text:span text:style-name="Fuente_20_de_20_párrafo_20_predeter."><text:span text:style-name="T38"><text:tab/></text:span></text:span><text:span text:style-name="Fuente_20_de_20_párrafo_20_predeter."><text:span text:style-name="T40">DeclaracionProcFact.etqh</text:span></text:span></text:p>
      <text:p text:style-name="P42"><text:span text:style-name="Fuente_20_de_20_párrafo_20_predeter."><text:span text:style-name="T19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oft-page-break/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pan text:style-name="Fuente_20_de_20_párrafo_20_predeter."><text:span text:style-name="T1"><text:tab/>LFParametrosRec.dirh <text:tab/>= FParametro.tam.</text:span></text:span></text:p>
      <text:p text:style-name="Standard"><text:span text:style-name="Fuente_20_de_20_párrafo_20_predeter."><text:span text:style-name="T1"><text:tab/>LFParametros.ts <text:tab/><text:tab/>= LFParametrosRec.ts</text:span></text:span></text:p>
      <text:p text:style-name="Standard"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47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35"><text:tab/></text:span></text:span><text:span text:style-name="Fuente_20_de_20_párrafo_20_predeter."><text:span text:style-name="T47"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1.fParametrosh[LAParametros1Rec.nParametros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fparametrosh[LAParametrosRec0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0.fparametrosh[LAParametrosRec0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oft-page-break/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</text:span></text:span></text:p>
      <text:p text:style-name="Standard"><text:span text:style-name="Fuente_20_de_20_párrafo_20_predeter."><text:span text:style-name="T1"><text:tab/>ExpresionFact.etqh = ExpresionNiv1.etq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47"><text:tab/>Expresion.etq = ExpresionFact.etq</text:span></text:span></text:p>
      <text:p text:style-name="Standard"><text:span text:style-name="Fuente_20_de_20_párrafo_20_predeter."><text:span text:style-name="T47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47">ExpresionNiv1.parh= false</text:span></text:span><text:bookmark-start text:name="__DdeLink__28922_213522392"/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4_213522392"/><text:bookmark-start text:name="__DdeLink__28925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4_213522392"/><text:bookmark-end text:name="__DdeLink__2892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oft-page-break/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0_213522392"/><text:bookmark-start text:name="__DdeLink__28961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0_213522392"/><text:bookmark-end text:name="__DdeLink__28961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oft-page-break/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Hector </meta:initial-creator>
    <dc:creator>Hector </dc:creator>
    <meta:creation-date>2010-01-09T19:33:00Z</meta:creation-date>
    <dc:date>2010-05-28T00:54:56</dc:date>
    <meta:editing-cycles>68</meta:editing-cycles>
    <meta:editing-duration>PT32H59M39S</meta:editing-duration>
    <meta:document-statistic meta:table-count="0" meta:image-count="0" meta:object-count="0" meta:page-count="17" meta:paragraph-count="683" meta:word-count="2169" meta:character-count="263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